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7.789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5.883cm"/>
    </style:style>
    <style:style style:name="co7" style:family="table-column">
      <style:table-column-properties fo:break-before="auto" style:column-width="7.2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6"/>
        <table:table-column table:style-name="co1" table:default-cell-style-name="ce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ber</text:p>
          </table:table-cell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Pub</text:p>
          </table:table-cell>
          <table:table-cell table:style-name="ce8" office:value-type="string" calcext:value-type="string">
            <text:p>Notes</text:p>
          </table:table-cell>
          <table:table-cell/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Date</text:p>
          </table:table-cell>
          <table:table-cell table:style-name="ce20" office:value-type="string" calcext:value-type="string">
            <text:p>Pub</text:p>
          </table:table-cell>
          <table:table-cell table:style-name="ce20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0-07-10" calcext:value-type="date">
            <text:p>10/07/2010</text:p>
          </table:table-cell>
          <table:table-cell office:value-type="string" calcext:value-type="string">
            <text:p>The Mariner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style-name="ce4" office:value-type="date" office:date-value="2012-03-18" calcext:value-type="date">
            <text:p>18/03/2012</text:p>
          </table:table-cell>
          <table:table-cell table:style-name="ce20" office:value-type="string" calcext:value-type="string">
            <text:p>Becky Morgan’s</text:p>
          </table:table-cell>
          <table:table-cell table:style-name="ce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style-name="ce4" office:value-type="date" office:date-value="2012-05-05" calcext:value-type="date">
            <text:p>05/05/2012</text:p>
          </table:table-cell>
          <table:table-cell table:style-name="ce20" office:value-type="string" calcext:value-type="string">
            <text:p>(Budapest)</text:p>
          </table:table-cell>
          <table:table-cell table:style-name="ce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table:style-name="ce4" office:value-type="date" office:date-value="2012-05-30" calcext:value-type="date">
            <text:p>30/05/2012</text:p>
          </table:table-cell>
          <table:table-cell table:style-name="ce20" office:value-type="string" calcext:value-type="string">
            <text:p>(Abu Dhabi / Singapore / Sydney)</text:p>
          </table:table-cell>
          <table:table-cell table:style-name="ce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3-02-07" calcext:value-type="date">
            <text:p>07/02/2013</text:p>
          </table:table-cell>
          <table:table-cell office:value-type="string" calcext:value-type="string">
            <text:p>Storm Nightclub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3-07-19" calcext:value-type="date">
            <text:p>19/07/2013</text:p>
          </table:table-cell>
          <table:table-cell office:value-type="string" calcext:value-type="string">
            <text:p>Horseshow Ho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16" calcext:value-type="date">
            <text:p>16/02/2014</text:p>
          </table:table-cell>
          <table:table-cell office:value-type="string" calcext:value-type="string">
            <text:p>Taafe’s Bar</text:p>
          </table:table-cell>
          <table:table-cell office:value-type="string" calcext:value-type="string">
            <text:p>Galwa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loody Stream</text:p>
          </table:table-cell>
          <table:table-cell office:value-type="string" calcext:value-type="string">
            <text:p>Howt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Station House</text:p>
          </table:table-cell>
          <table:table-cell office:value-type="string" calcext:value-type="string">
            <text:p>Rahen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eachcomber</text:p>
          </table:table-cell>
          <table:table-cell office:value-type="string" calcext:value-type="string">
            <text:p>Killes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Kavanagh’s</text:p>
          </table:table-cell>
          <table:table-cell office:value-type="string" calcext:value-type="string">
            <text:p>Mari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MacTurcaill’s</text:p>
          </table:table-cell>
          <table:table-cell office:value-type="string" calcext:value-type="string">
            <text:p>Tara Stree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Bellamy’s</text:p>
          </table:table-cell>
          <table:table-cell office:value-type="string" calcext:value-type="string">
            <text:p>Ballsbridg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The Breffni Lounge</text:p>
          </table:table-cell>
          <table:table-cell office:value-type="string" calcext:value-type="string">
            <text:p>BlackRoc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Finnegan’s</text:p>
          </table:table-cell>
          <table:table-cell office:value-type="string" calcext:value-type="string">
            <text:p>Dalke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2" calcext:value-type="date">
            <text:p>22/02/2014</text:p>
          </table:table-cell>
          <table:table-cell office:value-type="string" calcext:value-type="string">
            <text:p>Hibernia Inn</text:p>
          </table:table-cell>
          <table:table-cell office:value-type="string" calcext:value-type="string">
            <text:p>Bra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2-23" calcext:value-type="date">
            <text:p>23/02/2014</text:p>
          </table:table-cell>
          <table:table-cell office:value-type="string" calcext:value-type="string">
            <text:p>Chaplin’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3-16" calcext:value-type="date">
            <text:p>16/03/2014</text:p>
          </table:table-cell>
          <table:table-cell office:value-type="string" calcext:value-type="string">
            <text:p>(Derry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Unknown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(Tyrone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O’Donoghue’s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Doheny &amp; Nesbitt’s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14-02-12" calcext:value-type="date">
            <text:p>12/02/2014</text:p>
          </table:table-cell>
          <table:table-cell office:value-type="string" calcext:value-type="string">
            <text:p>37 Dawson Street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Fitzgerald’s</text:p>
          </table:table-cell>
          <table:table-cell office:value-type="string" calcext:value-type="string">
            <text:p>O’Connell Bridge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O’Reilly’s</text:p>
          </table:table-cell>
          <table:table-cell office:value-type="string" calcext:value-type="string">
            <text:p>Tara Street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The Gingerman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04-13" calcext:value-type="date">
            <text:p>13/04/2014</text:p>
          </table:table-cell>
          <table:table-cell office:value-type="string" calcext:value-type="string">
            <text:p>Doyle’s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5" office:value-type="date" office:date-value="2014-04-13" calcext:value-type="date">
            <text:p>13/04/2014</text:p>
          </table:table-cell>
          <table:table-cell table:style-name="ce9" office:value-type="string" calcext:value-type="string">
            <text:p>O’Neill’s</text:p>
          </table:table-cell>
          <table:table-cell table:style-name="ce9" office:value-type="string" calcext:value-type="string">
            <text:p>Suffolk Street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/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The Ref</text:p>
          </table:table-cell>
          <table:table-cell office:value-type="string" calcext:value-type="string">
            <text:p>Ballybough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Lowry’s</text:p>
          </table:table-cell>
          <table:table-cell office:value-type="string" calcext:value-type="string">
            <text:p>Ballybough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Dublin Supporters Bar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Fibber Magee’s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4-06-08" calcext:value-type="date">
            <text:p>08/06/2014</text:p>
          </table:table-cell>
          <table:table-cell office:value-type="string" calcext:value-type="string">
            <text:p>Lloyd’s</text:p>
          </table:table-cell>
          <table:table-cell office:value-type="string" calcext:value-type="string">
            <text:p>Amien Street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4-06-08" calcext:value-type="date">
            <text:p>08/06/2014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4-07-19" calcext:value-type="date">
            <text:p>19/07/2014</text:p>
          </table:table-cell>
          <table:table-cell office:value-type="string" calcext:value-type="string">
            <text:p>Harbourmaster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cSweeney Arms Hotel</text:p>
          </table:table-cell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urphy’s</text:p>
          </table:table-cell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4-08-26" calcext:value-type="date">
            <text:p>26/08/2014</text:p>
          </table:table-cell>
          <table:table-cell/>
          <table:table-cell office:value-type="string" calcext:value-type="string">
            <text:p>Killarney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Washington Inn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Vicarstown Bar</text:p>
          </table:table-cell>
          <table:table-cell office:value-type="string" calcext:value-type="string">
            <text:p>Cork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Sal’s</text:p>
          </table:table-cell>
          <table:table-cell office:value-type="string" calcext:value-type="string">
            <text:p>Waterford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The Gingerman</text:p>
          </table:table-cell>
          <table:table-cell office:value-type="string" calcext:value-type="string">
            <text:p>Waterford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Jerpoint Inn</text:p>
          </table:table-cell>
          <table:table-cell office:value-type="string" calcext:value-type="string">
            <text:p>Thomastown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Hara’s</text:p>
          </table:table-cell>
          <table:table-cell office:value-type="string" calcext:value-type="string">
            <text:p>Thomastown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Irishman’s Bar</text:p>
          </table:table-cell>
          <table:table-cell office:value-type="string" calcext:value-type="string">
            <text:p>Carlow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Loughlin’s</text:p>
          </table:table-cell>
          <table:table-cell office:value-type="string" calcext:value-type="string">
            <text:p>Carlow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Cunningham’s</text:p>
          </table:table-cell>
          <table:table-cell office:value-type="string" calcext:value-type="string">
            <text:p>Newbridge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4-10-11" calcext:value-type="date">
            <text:p>11/10/2014</text:p>
          </table:table-cell>
          <table:table-cell office:value-type="string" calcext:value-type="string">
            <text:p>Cagney’s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O’Neill’s</text:p>
          </table:table-cell>
          <table:table-cell office:value-type="string" calcext:value-type="string">
            <text:p>Pearse Street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4-11-16" calcext:value-type="date">
            <text:p>16/11/2024</text:p>
          </table:table-cell>
          <table:table-cell office:value-type="string" calcext:value-type="string">
            <text:p>The Cross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4-12-14" calcext:value-type="date">
            <text:p>14/12/2024</text:p>
          </table:table-cell>
          <table:table-cell/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Kelly’s Cellars</text:p>
          </table:table-cell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Belfast Central Railway Station</text:p>
          </table:table-cell>
          <table:table-cell office:value-type="string" calcext:value-type="string">
            <text:p>Belfast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4-12-14" calcext:value-type="date">
            <text:p>14/12/2024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The Punt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Gleeson’s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Donaghy’s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JB’s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Mother Hughes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The Windmill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5-02-08" calcext:value-type="date">
            <text:p>08/02/2025</text:p>
          </table:table-cell>
          <table:table-cell office:value-type="string" calcext:value-type="string">
            <text:p>O’Raghallaigh’s GFC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5-05-31" calcext:value-type="date">
            <text:p>31/05/2015</text:p>
          </table:table-cell>
          <table:table-cell office:value-type="string" calcext:value-type="string">
            <text:p>Quinn’s</text:p>
          </table:table-cell>
          <table:table-cell office:value-type="string" calcext:value-type="string">
            <text:p>Drumcondra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5-05-31" calcext:value-type="date">
            <text:p>31/05/2015</text:p>
          </table:table-cell>
          <table:table-cell/>
          <table:table-cell office:value-type="string" calcext:value-type="string">
            <text:p>Kennedy’s Drumcondra?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6-06-12" calcext:value-type="date">
            <text:p>12/06/2016</text:p>
          </table:table-cell>
          <table:table-cell office:value-type="string" calcext:value-type="string">
            <text:p>Kitty Kiernan’s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6-08-06" calcext:value-type="date">
            <text:p>06/08/2016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Kehoe’s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eary’s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ational Concert Hall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Hartigan’s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The Duke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Westcourt Hotel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Grey Goose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Fairgreen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Foley’s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1-29" calcext:value-type="date">
            <text:p>29/01/2017</text:p>
          </table:table-cell>
          <table:table-cell office:value-type="string" calcext:value-type="string">
            <text:p>Scholars Townhouse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ll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Garvey’s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aver’s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7-07-30" calcext:value-type="date">
            <text:p>30/07/2017</text:p>
          </table:table-cell>
          <table:table-cell office:value-type="string" calcext:value-type="string">
            <text:p>The Thatch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10-07" calcext:value-type="date">
            <text:p>07/10/2017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11-19" calcext:value-type="date">
            <text:p>19/11/2017</text:p>
          </table:table-cell>
          <table:table-cell office:value-type="string" calcext:value-type="string">
            <text:p>Bru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8-01-07" calcext:value-type="date">
            <text:p>07/01/2018</text:p>
          </table:table-cell>
          <table:table-cell office:value-type="string" calcext:value-type="string">
            <text:p>Daniel McNello’s</text:p>
          </table:table-cell>
          <table:table-cell office:value-type="string" calcext:value-type="string">
            <text:p>Iniskeen</text:p>
          </table:table-cell>
          <table:table-cell table:number-columns-repeated="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date" office:date-value="2018-01-07" calcext:value-type="date">
            <text:p>07/01/2018</text:p>
          </table:table-cell>
          <table:table-cell table:style-name="ce9" office:value-type="string" calcext:value-type="string">
            <text:p>Smyth’s Louth Arms</text:p>
          </table:table-cell>
          <table:table-cell table:style-name="ce9" office:value-type="string" calcext:value-type="string">
            <text:p>Tallanstown</text:p>
          </table:table-cell>
          <table:table-cell table:number-columns-repeated="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date" office:date-value="2018-02-10" calcext:value-type="date">
            <text:p>10/02/2018</text:p>
          </table:table-cell>
          <table:table-cell table:style-name="ce9" office:value-type="string" calcext:value-type="string">
            <text:p>Matt The Miller’s</text:p>
          </table:table-cell>
          <table:table-cell table:style-name="ce9"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Dylan’s Whiskey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Tynan’s Bridge House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Eden Quay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Gaiety Theatre</text:p>
          </table:table-cell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innott’s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heehan’s</text:p>
          </table:table-cell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The Address Connolly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8-06-24" calcext:value-type="date">
            <text:p>24/06/2018</text:p>
          </table:table-cell>
          <table:table-cell office:value-type="string" calcext:value-type="string">
            <text:p>Boyne Rovers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8-07-14" calcext:value-type="date">
            <text:p>14/07/2018</text:p>
          </table:table-cell>
          <table:table-cell office:value-type="string" calcext:value-type="string">
            <text:p>The Hops Bar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The 19<text:span text:style-name="T1">th</text:span></text:p>
          </table:table-cell>
          <table:table-cell office:value-type="string" calcext:value-type="string">
            <text:p>Baltray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Morgan’s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9-01-13" calcext:value-type="date">
            <text:p>13/01/2019</text:p>
          </table:table-cell>
          <table:table-cell office:value-type="string" calcext:value-type="string">
            <text:p>Dooley’s Restaurant</text:p>
          </table:table-cell>
          <table:table-cell office:value-type="string" calcext:value-type="string">
            <text:p>Ardee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9-03-22" calcext:value-type="date">
            <text:p>22/03/2019</text:p>
          </table:table-cell>
          <table:table-cell office:value-type="string" calcext:value-type="string">
            <text:p>Reddan’s</text:p>
          </table:table-cell>
          <table:table-cell office:value-type="string" calcext:value-type="string">
            <text:p>Bettystown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9-08-10" calcext:value-type="date">
            <text:p>10/08/2019</text:p>
          </table:table-cell>
          <table:table-cell office:value-type="string" calcext:value-type="string">
            <text:p>Odd Mollie’s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The Ferryman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Lagoona</text:p>
          </table:table-cell>
          <table:table-cell office:value-type="string" calcext:value-type="string">
            <text:p>IFSC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Gravedigger’s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rian Boru</text:p>
          </table:table-cell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ernard Shaw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Bald Eagle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John Doyle’s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date" office:date-value="2022-02-03" calcext:value-type="date">
            <text:p>03/02/2022</text:p>
          </table:table-cell>
          <table:table-cell office:value-type="string" calcext:value-type="string">
            <text:p>The Wiley Fox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Kennedy’s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The Lincoln Inn</text:p>
          </table:table-cell>
          <table:table-cell table:number-columns-repeated="6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 office:value-type="date" office:date-value="2022-04-21" calcext:value-type="date">
            <text:p>21/04/2022</text:p>
          </table:table-cell>
          <table:table-cell table:style-name="ce9" office:value-type="string" calcext:value-type="string">
            <text:p>Cafe En Seine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The Duke</text:p>
          </table:table-cell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date" office:date-value="2022-04-21" calcext:value-type="date">
            <text:p>21/04/2022</text:p>
          </table:table-cell>
          <table:table-cell office:value-type="string" calcext:value-type="string">
            <text:p>Mary’s Bar &amp; Hardware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date" office:date-value="2022-07-10" calcext:value-type="date">
            <text:p>10/07/2022</text:p>
          </table:table-cell>
          <table:table-cell office:value-type="string" calcext:value-type="string">
            <text:p>Trinity Quarter</text:p>
          </table:table-cell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date" office:date-value="2022-07-17" calcext:value-type="date">
            <text:p>17/07/2022</text:p>
          </table:table-cell>
          <table:table-cell office:value-type="string" calcext:value-type="string">
            <text:p>Seabank House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date" office:date-value="2022-08-01" calcext:value-type="date">
            <text:p>01/08/2022</text:p>
          </table:table-cell>
          <table:table-cell office:value-type="string" calcext:value-type="string">
            <text:p>Moran’s</text:p>
          </table:table-cell>
          <table:table-cell office:value-type="string" calcext:value-type="string">
            <text:p>Mornington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date" office:date-value="2022-09-02" calcext:value-type="date">
            <text:p>02/09/2022</text:p>
          </table:table-cell>
          <table:table-cell office:value-type="string" calcext:value-type="string">
            <text:p>Crosbie’s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Murray’s</text:p>
          </table:table-cell>
          <table:table-cell office:value-type="string" calcext:value-type="string">
            <text:p>O’Connell Street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Toddy’s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date" office:date-value="2022-10-12" calcext:value-type="date">
            <text:p>12/10/2022</text:p>
          </table:table-cell>
          <table:table-cell office:value-type="string" calcext:value-type="string">
            <text:p>Brannigan’s</text:p>
          </table:table-cell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date" office:date-value="2022-10-14" calcext:value-type="date">
            <text:p>14/10/2022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date" office:date-value="2022-10-14" calcext:value-type="date">
            <text:p>14/10/2022</text:p>
          </table:table-cell>
          <table:table-cell office:value-type="string" calcext:value-type="string">
            <text:p>Buzzing Grilbar’s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date" office:date-value="2022-10-14" calcext:value-type="date">
            <text:p>14/10/2022</text:p>
          </table:table-cell>
          <table:table-cell office:value-type="string" calcext:value-type="string">
            <text:p>Meizis Un Kanija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date" office:date-value="2022-10-15" calcext:value-type="date">
            <text:p>15/10/2022</text:p>
          </table:table-cell>
          <table:table-cell office:value-type="string" calcext:value-type="string">
            <text:p>Key To Riga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date" office:date-value="2022-10-15" calcext:value-type="date">
            <text:p>15/10/2022</text:p>
          </table:table-cell>
          <table:table-cell office:value-type="string" calcext:value-type="string">
            <text:p>D’arte Restuarant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date" office:date-value="2022-10-16" calcext:value-type="date">
            <text:p>16/10/2022</text:p>
          </table:table-cell>
          <table:table-cell office:value-type="string" calcext:value-type="string">
            <text:p>Medus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date" office:date-value="2022-10-16" calcext:value-type="date">
            <text:p>16/10/2022</text:p>
          </table:table-cell>
          <table:table-cell office:value-type="string" calcext:value-type="string">
            <text:p>Tickerdaze</text:p>
          </table:table-cell>
          <table:table-cell office:value-type="string" calcext:value-type="string">
            <text:p>Riga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date" office:date-value="2022-11-05" calcext:value-type="date">
            <text:p>05/11/2022</text:p>
          </table:table-cell>
          <table:table-cell office:value-type="string" calcext:value-type="string">
            <text:p>Darby’s</text:p>
          </table:table-cell>
          <table:table-cell office:value-type="string" calcext:value-type="string">
            <text:p>Togher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The Mint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Cassidy’s</text:p>
          </table:table-cell>
          <table:table-cell office:value-type="string" calcext:value-type="string">
            <text:p>Westmoreland Street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date" office:date-value="2023-01-16" calcext:value-type="date">
            <text:p>16/01/2023</text:p>
          </table:table-cell>
          <table:table-cell office:value-type="string" calcext:value-type="string">
            <text:p>Pillar Bar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Padraig Pearse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Kilbarrack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orse &amp; Hound</text:p>
          </table:table-cell>
          <table:table-cell office:value-type="string" calcext:value-type="string">
            <text:p>Harristown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Connolly Station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asworks</text:p>
          </table:table-cell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Grand Canal Dock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andymount House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Merrion Inn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Old Punchbowl</text:p>
          </table:table-cell>
          <table:table-cell office:value-type="string" calcext:value-type="string">
            <text:p>Booterstown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Jack O’Rourke’s</text:p>
          </table:table-cell>
          <table:table-cell office:value-type="string" calcext:value-type="string">
            <text:p>Blackrock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Frank’s Bar</text:p>
          </table:table-cell>
          <table:table-cell office:value-type="string" calcext:value-type="string">
            <text:p>Monkstown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artley’s Bar</text:p>
          </table:table-cell>
          <table:table-cell office:value-type="string" calcext:value-type="string">
            <text:p>Dun Laoighre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reedy Eagle</text:p>
          </table:table-cell>
          <table:table-cell office:value-type="string" calcext:value-type="string">
            <text:p>Sandycove &amp; Glasthule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Igo Inn</text:p>
          </table:table-cell>
          <table:table-cell office:value-type="string" calcext:value-type="string">
            <text:p>Ballybrack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Brady’s</text:p>
          </table:table-cell>
          <table:table-cell office:value-type="string" calcext:value-type="string">
            <text:p>Shankill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3-04-22" calcext:value-type="date">
            <text:p>22/04/2023</text:p>
          </table:table-cell>
          <table:table-cell office:value-type="string" calcext:value-type="string">
            <text:p>The Harbour Bar</text:p>
          </table:table-cell>
          <table:table-cell office:value-type="string" calcext:value-type="string">
            <text:p>Bray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3-05-09" calcext:value-type="date">
            <text:p>09/05/2023</text:p>
          </table:table-cell>
          <table:table-cell office:value-type="string" calcext:value-type="string">
            <text:p>The Orchard</text:p>
          </table:table-cell>
          <table:table-cell office:value-type="string" calcext:value-type="string">
            <text:p>Swords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The Arch Bar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Mrs Crogh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Shehan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County Bar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Brennan’s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Hayes Hotel</text:p>
          </table:table-cell>
          <table:table-cell office:value-type="string" calcext:value-type="string">
            <text:p>Thurles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3-11-04" calcext:value-type="date">
            <text:p>04/11/2023</text:p>
          </table:table-cell>
          <table:table-cell office:value-type="string" calcext:value-type="string">
            <text:p>Keogh’s</text:p>
          </table:table-cell>
          <table:table-cell table:number-columns-repeated="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3-11-05" calcext:value-type="date">
            <text:p>05/11/2023</text:p>
          </table:table-cell>
          <table:table-cell office:value-type="string" calcext:value-type="string">
            <text:p>Levin’s</text:p>
          </table:table-cell>
          <table:table-cell office:value-type="string" calcext:value-type="string">
            <text:p>Clogherhead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Iveagh Gardens Hotel</text:p>
          </table:table-cell>
          <table:table-cell office:value-type="string" calcext:value-type="string">
            <text:p>Harcourt Street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Anseo</text:p>
          </table:table-cell>
          <table:table-cell table:number-columns-repeated="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Flannery’s</text:p>
          </table:table-cell>
          <table:table-cell table:number-columns-repeated="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Whelan’s</text:p>
          </table:table-cell>
          <table:table-cell table:number-columns-repeated="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Long Hall</text:p>
          </table:table-cell>
          <table:table-cell table:number-columns-repeated="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George</text:p>
          </table:table-cell>
          <table:table-cell table:number-columns-repeated="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Urban Brewing</text:p>
          </table:table-cell>
          <table:table-cell table:number-columns-repeated="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Molloy’s</text:p>
          </table:table-cell>
          <table:table-cell table:number-columns-repeated="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Celt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lunkett’s</text:p>
          </table:table-cell>
          <table:table-cell office:value-type="string" calcext:value-type="string">
            <text:p>Abbey Street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Flowing Tide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Briody’s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iper’s Corner</text:p>
          </table:table-cell>
          <table:table-cell office:value-type="string" calcext:value-type="string">
            <text:p>Malborough Street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Ebriu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Bogard’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aca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e Lombard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C’est Ma Tournee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Les Brasseurs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eltica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afe Metteko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4-02-18" calcext:value-type="date">
            <text:p>18/02/2024</text:p>
          </table:table-cell>
          <table:table-cell office:value-type="string" calcext:value-type="string">
            <text:p>Bistrot Airport</text:p>
          </table:table-cell>
          <table:table-cell office:value-type="string" calcext:value-type="string">
            <text:p>Brussels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Ivy House</text:p>
          </table:table-cell>
          <table:table-cell table:number-columns-repeated="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Cat &amp; Cage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Auld Triangle</text:p>
          </table:table-cell>
          <table:table-cell table:number-columns-repeated="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Findlater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Red Parrot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McGrath’s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Lynch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Boyle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The Village Inn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Johnny Mitchell’s</text:p>
          </table:table-cell>
          <table:table-cell office:value-type="string" calcext:value-type="string">
            <text:p>Slane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Duende</text:p>
          </table:table-cell>
          <table:table-cell office:value-type="string" calcext:value-type="string">
            <text:p>Southgate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oyne Valley Hotel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lack Bull</text:p>
          </table:table-cell>
          <table:table-cell table:number-columns-repeated="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Boyne Rugby Club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Windsor Bar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Jockey’s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Big House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Wee House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Kennedy’s</text:p>
          </table:table-cell>
          <table:table-cell office:value-type="string" calcext:value-type="string">
            <text:p>Dundalk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Brazen Head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Lark Inn</text:p>
          </table:table-cell>
          <table:table-cell table:number-columns-repeated="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John Morrissey’s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Fallon’s</text:p>
          </table:table-cell>
          <table:table-cell table:number-columns-repeated="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McSorley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Birchall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Humphrey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Smyth’s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Taphouse</text:p>
          </table:table-cell>
          <table:table-cell office:value-type="string" calcext:value-type="string">
            <text:p>Ranelagh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Living Room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Frank Ryan’s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McGettigan’s</text:p>
          </table:table-cell>
          <table:table-cell table:number-columns-repeated="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Delaney’s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Oscar’s</text:p>
          </table:table-cell>
          <table:table-cell office:value-type="string" calcext:value-type="string">
            <text:p>Smithfield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The Oval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lack Sheep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Capel Street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McNeill’s</text:p>
          </table:table-cell>
          <table:table-cell table:number-columns-repeated="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oar’s Head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Jack Nealon’s</text:p>
          </table:table-cell>
          <table:table-cell table:number-columns-repeated="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Bath Pub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Beggars Bush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Merry Cobbler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Vintage Inn</text:p>
          </table:table-cell>
          <table:table-cell table:number-columns-repeated="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Irishtown House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Clarke’s</text:p>
          </table:table-cell>
          <table:table-cell office:value-type="string" calcext:value-type="string">
            <text:p>Irishtown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Oarsman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4-09-07" calcext:value-type="date">
            <text:p>07/09/2024</text:p>
          </table:table-cell>
          <table:table-cell office:value-type="string" calcext:value-type="string">
            <text:p>The Yacht</text:p>
          </table:table-cell>
          <table:table-cell table:number-columns-repeated="6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5" office:value-type="date" office:date-value="2024-09-10" calcext:value-type="date">
            <text:p>10/09/2024</text:p>
          </table:table-cell>
          <table:table-cell table:style-name="ce9" office:value-type="string" calcext:value-type="string">
            <text:p>O’Neill’s</text:p>
          </table:table-cell>
          <table:table-cell table:style-name="ce9" office:value-type="string" calcext:value-type="string">
            <text:p>Suffolk Street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The Old Stand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Davy Byrne’s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51</text:p>
          </table:table-cell>
          <table:table-cell table:number-columns-repeated="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mith’s</text:p>
          </table:table-cell>
          <table:table-cell office:value-type="string" calcext:value-type="string">
            <text:p>Haddington Road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Waterloo</text:p>
          </table:table-cell>
          <table:table-cell table:number-columns-repeated="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earson’s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Den Bar</text:p>
          </table:table-cell>
          <table:table-cell office:value-type="string" calcext:value-type="string">
            <text:p>Lansdowne Hotel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Maher’s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oner’s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Reilly’s</text:p>
          </table:table-cell>
          <table:table-cell office:value-type="string" calcext:value-type="string">
            <text:p>Baggott Street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International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Johnny Rush’s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akota</text:p>
          </table:table-cell>
          <table:table-cell table:number-columns-repeated="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Farrer &amp; Draper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Grogan’s</text:p>
          </table:table-cell>
          <table:table-cell table:number-columns-repeated="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Ciss Madden’s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rury Brewing</text:p>
          </table:table-cell>
          <table:table-cell table:number-columns-repeated="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Green Hen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" office:value-type="date" office:date-value="2024-11-28" calcext:value-type="date">
            <text:p>28/11/2024</text:p>
          </table:table-cell>
          <table:table-cell office:value-type="string" calcext:value-type="string">
            <text:p>Joxer Daly’s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Glynn’s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Delahunty’s</text:p>
          </table:table-cell>
          <table:table-cell table:number-columns-repeated="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Lord Edward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Bull &amp; Castle</text:p>
          </table:table-cell>
          <table:table-cell table:number-columns-repeated="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Darkey Kelly’s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Oak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Brogan’s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rinity Bar</text:p>
          </table:table-cell>
          <table:table-cell table:number-columns-repeated="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Voyager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Bank</text:p>
          </table:table-cell>
          <table:table-cell table:number-columns-repeated="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date" office:date-value="2024-12-13" calcext:value-type="date">
            <text:p>13/12/2024</text:p>
          </table:table-cell>
          <table:table-cell office:value-type="string" calcext:value-type="string">
            <text:p>The Palace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The Stag’s Head</text:p>
          </table:table-cell>
          <table:table-cell table:number-columns-repeated="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Dame Lounge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Peter’s Pub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Peggy’s Bar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date" office:date-value="2024-12-20" calcext:value-type="date">
            <text:p>20/12/2024</text:p>
          </table:table-cell>
          <table:table-cell office:value-type="string" calcext:value-type="string">
            <text:p>Lennan’s Yard</text:p>
          </table:table-cell>
          <table:table-cell table:number-columns-repeated="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Doyle’s</text:p>
          </table:table-cell>
          <table:table-cell table:number-columns-repeated="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The Bad Ass Cafe</text:p>
          </table:table-cell>
          <table:table-cell table:number-columns-repeated="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Bad Bob’s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date" office:date-value="2025-01-21" calcext:value-type="date">
            <text:p>21/01/2025</text:p>
          </table:table-cell>
          <table:table-cell office:value-type="string" calcext:value-type="string">
            <text:p>The Clarence</text:p>
          </table:table-cell>
          <table:table-cell table:number-columns-repeated="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O’Shea’s Merchant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The Legal Eagle</text:p>
          </table:table-cell>
          <table:table-cell table:number-columns-repeated="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Sin E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Morrison’s Hotel</text:p>
          </table:table-cell>
          <table:table-cell table:number-columns-repeated="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Merchant’s Arch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Ha’penny Bridge Inn</text:p>
          </table:table-cell>
          <table:table-cell table:number-columns-repeated="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date" office:date-value="2025-01-31" calcext:value-type="date">
            <text:p>31/01/2025</text:p>
          </table:table-cell>
          <table:table-cell office:value-type="string" calcext:value-type="string">
            <text:p>Bison Bar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Bailey</text:p>
          </table:table-cell>
          <table:table-cell table:number-columns-repeated="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Bruxelle’s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Westbury</text:p>
          </table:table-cell>
          <table:table-cell table:number-columns-repeated="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The Hairy Lemon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Bar Rua</text:p>
          </table:table-cell>
          <table:table-cell table:number-columns-repeated="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date" office:date-value="2025-02-11" calcext:value-type="date">
            <text:p>11/02/2025</text:p>
          </table:table-cell>
          <table:table-cell office:value-type="string" calcext:value-type="string">
            <text:p>Dicey’s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McGrattan’s</text:p>
          </table:table-cell>
          <table:table-cell table:number-columns-repeated="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The Cellar Bar</text:p>
          </table:table-cell>
          <table:table-cell office:value-type="string" calcext:value-type="string">
            <text:p>Merrion Hotel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Shelbourne Hotel Bar</text:p>
          </table:table-cell>
          <table:table-cell table:number-columns-repeated="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Buswell’s Hotel Bar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date" office:date-value="2025-02-21" calcext:value-type="date">
            <text:p>21/02/2025</text:p>
          </table:table-cell>
          <table:table-cell office:value-type="string" calcext:value-type="string">
            <text:p>Academy Plaza Bar</text:p>
          </table:table-cell>
          <table:table-cell table:number-columns-repeated="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World’s End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The Kilford Arm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Langto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Eg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The Harp Bar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Paris Texa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Syd Harki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Breathnach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date" office:date-value="2025-03-09" calcext:value-type="date">
            <text:p>09/03/2025</text:p>
          </table:table-cell>
          <table:table-cell office:value-type="string" calcext:value-type="string">
            <text:p>O’Gorman’s</text:p>
          </table:table-cell>
          <table:table-cell office:value-type="string" calcext:value-type="string">
            <text:p>Kilkenny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Cassidy’s Hotel Bar</text:p>
          </table:table-cell>
          <table:table-cell table:number-columns-repeated="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Wally’s Bar</text:p>
          </table:table-cell>
          <table:table-cell office:value-type="string" calcext:value-type="string">
            <text:p>Hotel St. George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Castle Hotel Bar</text:p>
          </table:table-cell>
          <table:table-cell table:number-columns-repeated="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Hotel 7 Bar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Belvedere Hotel Bar</text:p>
          </table:table-cell>
          <table:table-cell table:number-columns-repeated="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date" office:date-value="2025-03-21" calcext:value-type="date">
            <text:p>21/03/2025</text:p>
          </table:table-cell>
          <table:table-cell office:value-type="string" calcext:value-type="string">
            <text:p>The Deer’s Head</text:p>
          </table:table-cell>
          <table:table-cell table:number-columns-repeated="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Clayton Hotel</text:p>
          </table:table-cell>
          <table:table-cell office:value-type="string" calcext:value-type="string">
            <text:p>Burlington Road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O’Brien’s</text:p>
          </table:table-cell>
          <table:table-cell table:number-columns-repeated="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Suesey Street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Leeson Street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The Grayson</text:p>
          </table:table-cell>
          <table:table-cell table:number-columns-repeated="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date" office:date-value="2025-04-04" calcext:value-type="date">
            <text:p>04/04/2025</text:p>
          </table:table-cell>
          <table:table-cell office:value-type="string" calcext:value-type="string">
            <text:p>Noctor’s</text:p>
          </table:table-cell>
          <table:table-cell table:number-columns-repeated="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Matt The Thresher</text:p>
          </table:table-cell>
          <table:table-cell table:number-columns-repeated="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Vino Veritas</text:p>
          </table:table-cell>
          <table:table-cell table:number-columns-repeated="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Peruke &amp; Periwig</text:p>
          </table:table-cell>
          <table:table-cell table:number-columns-repeated="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The Ivy</text:p>
          </table:table-cell>
          <table:table-cell table:number-columns-repeated="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date" office:date-value="2025-04-11" calcext:value-type="date">
            <text:p>11/04/2025</text:p>
          </table:table-cell>
          <table:table-cell office:value-type="string" calcext:value-type="string">
            <text:p>Mooney’s (formerly Madigan’s)</text:p>
          </table:table-cell>
          <table:table-cell office:value-type="string" calcext:value-type="string">
            <text:p>Abbey Street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The Malt</text:p>
          </table:table-cell>
          <table:table-cell table:number-columns-repeated="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DV8</text:p>
          </table:table-cell>
          <table:table-cell table:number-columns-repeated="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Kenny’s</text:p>
          </table:table-cell>
          <table:table-cell table:number-columns-repeated="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Duggan’s</text:p>
          </table:table-cell>
          <table:table-cell table:number-columns-repeated="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date" office:date-value="2025-05-02" calcext:value-type="date">
            <text:p>02/05/2025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Parkgate Street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rinity College Bar</text:p>
          </table:table-cell>
          <table:table-cell table:number-columns-repeated="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he Sin Bin</text:p>
          </table:table-cell>
          <table:table-cell table:number-columns-repeated="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Davenport Hotel Bar</text:p>
          </table:table-cell>
          <table:table-cell table:number-columns-repeated="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The Windjammer</text:p>
          </table:table-cell>
          <table:table-cell table:number-columns-repeated="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date" office:date-value="2025-06-06" calcext:value-type="date">
            <text:p>06/06/2025</text:p>
          </table:table-cell>
          <table:table-cell office:value-type="string" calcext:value-type="string">
            <text:p>Moss Lane</text:p>
          </table:table-cell>
          <table:table-cell table:number-columns-repeated="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Dalkey Duck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King’s Inn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Coliemore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date" office:date-value="2025-06-13" calcext:value-type="date">
            <text:p>13/06/2025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Dalkey</text:p>
          </table:table-cell>
          <table:table-cell table:number-columns-repeated="5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5" office:value-type="date" office:date-value="2025-06-26" calcext:value-type="date">
            <text:p>26/06/2025</text:p>
          </table:table-cell>
          <table:table-cell table:style-name="ce9" office:value-type="string" calcext:value-type="string">
            <text:p>Cafe En Seine</text:p>
          </table:table-cell>
          <table:table-cell table:number-columns-repeated="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Lemon &amp; Duke</text:p>
          </table:table-cell>
          <table:table-cell table:number-columns-repeated="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Tapped</text:p>
          </table:table-cell>
          <table:table-cell table:number-columns-repeated="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date" office:date-value="2025-06-26" calcext:value-type="date">
            <text:p>26/06/2025</text:p>
          </table:table-cell>
          <table:table-cell office:value-type="string" calcext:value-type="string">
            <text:p>River Bar</text:p>
          </table:table-cell>
          <table:table-cell table:number-columns-repeated="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Lowe’s</text:p>
          </table:table-cell>
          <table:table-cell office:value-type="string" calcext:value-type="string">
            <text:p>Dolphin’s Barn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The Hideout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Ryan’s The Hogan Stand</text:p>
          </table:table-cell>
          <table:table-cell table:number-columns-repeated="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Annesley House</text:p>
          </table:table-cell>
          <table:table-cell table:number-columns-repeated="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date" office:date-value="2025-07-25" calcext:value-type="date">
            <text:p>25/07/2025</text:p>
          </table:table-cell>
          <table:table-cell office:value-type="string" calcext:value-type="string">
            <text:p>The Big Tree</text:p>
          </table:table-cell>
          <table:table-cell table:number-columns-repeated="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The Cobblestone</text:p>
          </table:table-cell>
          <table:table-cell table:number-columns-repeated="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O’Gara’s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Mulligan’s</text:p>
          </table:table-cell>
          <table:table-cell office:value-type="string" calcext:value-type="string">
            <text:p>Stoneybatter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The Glimmerman</text:p>
          </table:table-cell>
          <table:table-cell table:number-columns-repeated="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date" office:date-value="2025-08-01" calcext:value-type="date">
            <text:p>01/08/2025</text:p>
          </table:table-cell>
          <table:table-cell office:value-type="string" calcext:value-type="string">
            <text:p>Walsh’s</text:p>
          </table:table-cell>
          <table:table-cell table:number-columns-repeated="6"/>
        </table:table-row>
        <table:table-row table:style-name="ro1" table:number-rows-repeated="10481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 style:data-style-name="N2" text:time-value="20:27:29.382035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21:05:13.805557928</meta:creation-date>
    <dc:date>2025-08-03T20:31:46.369988921</dc:date>
    <meta:editing-duration>PT28M59S</meta:editing-duration>
    <meta:editing-cycles>6</meta:editing-cycles>
    <meta:generator>LibreOffice/24.2.7.2$Linux_X86_64 LibreOffice_project/420$Build-2</meta:generator>
    <meta:document-statistic meta:table-count="1" meta:cell-count="1283" meta:object-count="0"/>
  </office:meta>
</office:document-meta>
</file>